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25">
      <style:table-cell-properties fo:background-color="transparent"/>
      <style:text-properties style:font-name="Arial"/>
    </style:style>
    <style:style style:name="ce12" style:family="table-cell" style:parent-style-name="Default" style:data-style-name="N125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5" table:number-columns-repeated="2"/>
          <table:table-cell table:style-name="ce10" office:value-type="string" calcext:value-type="string" table:number-columns-spanned="3" table:number-rows-spanned="1">
            <text:p>Richness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Evenness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Divergence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5" office:value-type="string" calcext:value-type="string">
            <text:p>Functional trait</text:p>
          </table:table-cell>
          <table:table-cell table:style-name="ce5" office:value-type="string" calcext:value-type="string">
            <text:p>Compartment</text:p>
          </table:table-cell>
          <table:table-cell table:style-name="ce11" office:value-type="string" calcext:value-type="string">
            <text:p>nclim</text:p>
          </table:table-cell>
          <table:table-cell table:style-name="ce13" office:value-type="string" calcext:value-type="string">
            <text:p>lowprec</text:p>
          </table:table-cell>
          <table:table-cell table:style-name="ce13" office:value-type="string" calcext:value-type="string">
            <text:p>% change</text:p>
          </table:table-cell>
          <table:table-cell table:style-name="ce11" office:value-type="string" calcext:value-type="string">
            <text:p>nclim</text:p>
          </table:table-cell>
          <table:table-cell table:style-name="ce13" office:value-type="string" calcext:value-type="string">
            <text:p>lowprec</text:p>
          </table:table-cell>
          <table:table-cell table:style-name="ce13" office:value-type="string" calcext:value-type="string">
            <text:p>% change</text:p>
          </table:table-cell>
          <table:table-cell table:style-name="ce11" office:value-type="string" calcext:value-type="string">
            <text:p>nclim</text:p>
          </table:table-cell>
          <table:table-cell table:style-name="ce13" office:value-type="string" calcext:value-type="string">
            <text:p>lowprec</text:p>
          </table:table-cell>
          <table:table-cell table:style-name="ce13" office:value-type="string" calcext:value-type="string">
            <text:p>% change</text:p>
          </table:table-cell>
          <table:table-cell table:style-name="ce13" office:value-type="string" calcext:value-type="string">
            <text:p>dissimilarity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1" table:number-rows-spanned="3">
            <text:p>Allocation</text:p>
          </table:table-cell>
          <table:table-cell office:value-type="string" calcext:value-type="string">
            <text:p>Leaves</text:p>
          </table:table-cell>
          <table:table-cell table:style-name="ce7" office:value-type="float" office:value="0.04151151" calcext:value-type="float">
            <text:p>0.04151151</text:p>
          </table:table-cell>
          <table:table-cell table:style-name="ce7" office:value-type="float" office:value="0.04027528" calcext:value-type="float">
            <text:p>0.04027528</text:p>
          </table:table-cell>
          <table:table-cell table:style-name="ce14" table:formula="of:=(([.D3]-[.C3])/[.C3])*100" office:value-type="float" office:value="-2.9780415118602" calcext:value-type="float">
            <text:p>-2.978</text:p>
          </table:table-cell>
          <table:table-cell table:style-name="ce7" office:value-type="float" office:value="0.08022568" calcext:value-type="float">
            <text:p>0.08022568</text:p>
          </table:table-cell>
          <table:table-cell table:style-name="ce7" office:value-type="float" office:value="0.28319068" calcext:value-type="float">
            <text:p>0.28319068</text:p>
          </table:table-cell>
          <table:table-cell table:style-name="ce14" table:formula="of:=(([.G3]-[.F3])/[.F3])*100" office:value-type="float" office:value="252.992557993899" calcext:value-type="float">
            <text:p>252.993</text:p>
          </table:table-cell>
          <table:table-cell table:style-name="ce7" office:value-type="float" office:value="0.1780811" calcext:value-type="float">
            <text:p>0.1780811</text:p>
          </table:table-cell>
          <table:table-cell table:style-name="ce7" office:value-type="float" office:value="0.3475313" calcext:value-type="float">
            <text:p>0.3475313</text:p>
          </table:table-cell>
          <table:table-cell table:style-name="ce14" table:formula="of:=(([.J3]-[.I3])/[.I3])*100" office:value-type="float" office:value="95.1533879788478" calcext:value-type="float">
            <text:p>95.153</text:p>
          </table:table-cell>
          <table:table-cell table:style-name="ce12"/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Wood tissues</text:p>
          </table:table-cell>
          <table:table-cell table:style-name="ce7" office:value-type="float" office:value="0.2869369" calcext:value-type="float">
            <text:p>0.2869369</text:p>
          </table:table-cell>
          <table:table-cell table:style-name="ce7" office:value-type="float" office:value="0.276006" calcext:value-type="float">
            <text:p>0.276006</text:p>
          </table:table-cell>
          <table:table-cell table:style-name="ce14" table:formula="of:=(([.D4]-[.C4])/[.C4])*100" office:value-type="float" office:value="-3.80951352021996" calcext:value-type="float">
            <text:p>-3.810</text:p>
          </table:table-cell>
          <table:table-cell table:style-name="ce7" office:value-type="float" office:value="0.1196898" calcext:value-type="float">
            <text:p>0.1196898</text:p>
          </table:table-cell>
          <table:table-cell table:style-name="ce7" office:value-type="float" office:value="0.1726478" calcext:value-type="float">
            <text:p>0.1726478</text:p>
          </table:table-cell>
          <table:table-cell table:style-name="ce14" table:formula="of:=(([.G4]-[.F4])/[.F4])*100" office:value-type="float" office:value="44.2460426870126" calcext:value-type="float">
            <text:p>44.246</text:p>
          </table:table-cell>
          <table:table-cell table:style-name="ce7" office:value-type="float" office:value="0.9994929" calcext:value-type="float">
            <text:p>0.9994929</text:p>
          </table:table-cell>
          <table:table-cell table:style-name="ce7" office:value-type="float" office:value="0.9836873" calcext:value-type="float">
            <text:p>0.9836873</text:p>
          </table:table-cell>
          <table:table-cell table:style-name="ce14" table:formula="of:=(([.J4]-[.I4])/[.I4])*100" office:value-type="float" office:value="-1.58136190862386" calcext:value-type="float">
            <text:p>-1.581</text:p>
          </table:table-cell>
          <table:table-cell table:style-name="ce12"/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Fine roots</text:p>
          </table:table-cell>
          <table:table-cell table:style-name="ce7" office:value-type="float" office:value="0.1782241" calcext:value-type="float">
            <text:p>0.1782241</text:p>
          </table:table-cell>
          <table:table-cell table:style-name="ce7" office:value-type="float" office:value="0.186338" calcext:value-type="float">
            <text:p>0.186338</text:p>
          </table:table-cell>
          <table:table-cell table:style-name="ce14" table:formula="of:=(([.D5]-[.C5])/[.C5])*100" office:value-type="float" office:value="4.55263906508716" calcext:value-type="float">
            <text:p>4.553</text:p>
          </table:table-cell>
          <table:table-cell table:style-name="ce7" office:value-type="float" office:value="0.2151986" calcext:value-type="float">
            <text:p>0.2151986</text:p>
          </table:table-cell>
          <table:table-cell table:style-name="ce7" office:value-type="float" office:value="0.1287424" calcext:value-type="float">
            <text:p>0.1287424</text:p>
          </table:table-cell>
          <table:table-cell table:style-name="ce14" table:formula="of:=(([.G5]-[.F5])/[.F5])*100" office:value-type="float" office:value="-40.1750754884093" calcext:value-type="float">
            <text:p>-40.175</text:p>
          </table:table-cell>
          <table:table-cell table:style-name="ce7" office:value-type="float" office:value="0.9995733" calcext:value-type="float">
            <text:p>0.9995733</text:p>
          </table:table-cell>
          <table:table-cell table:style-name="ce7" office:value-type="float" office:value="0.9216338" calcext:value-type="float">
            <text:p>0.9216338</text:p>
          </table:table-cell>
          <table:table-cell table:style-name="ce14" table:formula="of:=(([.J5]-[.I5])/[.I5])*100" office:value-type="float" office:value="-7.79727709813778" calcext:value-type="float">
            <text:p>-7.797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1" table:number-rows-spanned="3">
            <text:p>Residence time</text:p>
          </table:table-cell>
          <table:table-cell office:value-type="string" calcext:value-type="string">
            <text:p>Leaves</text:p>
          </table:table-cell>
          <table:table-cell table:style-name="ce9" office:value-type="float" office:value="0.9434434" calcext:value-type="float">
            <text:p>0.9434434</text:p>
          </table:table-cell>
          <table:table-cell table:style-name="ce9" office:value-type="float" office:value="1.0124124" calcext:value-type="float">
            <text:p>1.0124124</text:p>
          </table:table-cell>
          <table:table-cell table:style-name="ce14" table:formula="of:=(([.D6]-[.C6])/[.C6])*100" office:value-type="float" office:value="7.31034845333596" calcext:value-type="float">
            <text:p>7.310</text:p>
          </table:table-cell>
          <table:table-cell table:style-name="ce9" office:value-type="float" office:value="0.07531397" calcext:value-type="float">
            <text:p>0.07531397</text:p>
          </table:table-cell>
          <table:table-cell table:style-name="ce9" office:value-type="float" office:value="0.23265267" calcext:value-type="float">
            <text:p>0.23265267</text:p>
          </table:table-cell>
          <table:table-cell table:style-name="ce14" table:formula="of:=(([.G6]-[.F6])/[.F6])*100" office:value-type="float" office:value="208.910378778333" calcext:value-type="float">
            <text:p>208.910</text:p>
          </table:table-cell>
          <table:table-cell table:style-name="ce9" office:value-type="float" office:value="0.1798116" calcext:value-type="float">
            <text:p>0.1798116</text:p>
          </table:table-cell>
          <table:table-cell table:style-name="ce9" office:value-type="float" office:value="0.2976856" calcext:value-type="float">
            <text:p>0.2976856</text:p>
          </table:table-cell>
          <table:table-cell table:style-name="ce14" table:formula="of:=(([.J6]-[.I6])/[.I6])*100" office:value-type="float" office:value="65.5541689190242" calcext:value-type="float">
            <text:p>65.554</text:p>
          </table:table-cell>
          <table:table-cell table:style-name="ce12" office:value-type="string" calcext:value-type="string">
            <text:p>??????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Wood tissues</text:p>
          </table:table-cell>
          <table:table-cell table:style-name="ce7" office:value-type="float" office:value="26.50751" calcext:value-type="float">
            <text:p>26.50751</text:p>
          </table:table-cell>
          <table:table-cell table:style-name="ce7" office:value-type="float" office:value="22.72072" calcext:value-type="float">
            <text:p>22.72072</text:p>
          </table:table-cell>
          <table:table-cell table:style-name="ce14" table:formula="of:=(([.D7]-[.C7])/[.C7])*100" office:value-type="float" office:value="-14.2857250643308" calcext:value-type="float">
            <text:p>-14.286</text:p>
          </table:table-cell>
          <table:table-cell table:style-name="ce7" office:value-type="float" office:value="0.1180861" calcext:value-type="float">
            <text:p>0.1180861</text:p>
          </table:table-cell>
          <table:table-cell table:style-name="ce7" office:value-type="float" office:value="0.1759697" calcext:value-type="float">
            <text:p>0.1759697</text:p>
          </table:table-cell>
          <table:table-cell table:style-name="ce14" table:formula="of:=(([.G7]-[.F7])/[.F7])*100" office:value-type="float" office:value="49.0181316852703" calcext:value-type="float">
            <text:p>49.018</text:p>
          </table:table-cell>
          <table:table-cell table:style-name="ce7" office:value-type="float" office:value="0.9998327" calcext:value-type="float">
            <text:p>0.9998327</text:p>
          </table:table-cell>
          <table:table-cell table:style-name="ce7" office:value-type="float" office:value="0.9606606" calcext:value-type="float">
            <text:p>0.9606606</text:p>
          </table:table-cell>
          <table:table-cell table:style-name="ce14" table:formula="of:=(([.J7]-[.I7])/[.I7])*100" office:value-type="float" office:value="-3.91786545889127" calcext:value-type="float">
            <text:p>-3.918</text:p>
          </table:table-cell>
          <table:table-cell table:style-name="ce12"/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Fine roots</text:p>
          </table:table-cell>
          <table:table-cell table:style-name="ce7" office:value-type="float" office:value="0.9434434" calcext:value-type="float">
            <text:p>0.9434434</text:p>
          </table:table-cell>
          <table:table-cell table:style-name="ce7" office:value-type="float" office:value="1.0124124" calcext:value-type="float">
            <text:p>1.0124124</text:p>
          </table:table-cell>
          <table:table-cell table:style-name="ce14" table:formula="of:=(([.D8]-[.C8])/[.C8])*100" office:value-type="float" office:value="7.31034845333596" calcext:value-type="float">
            <text:p>7.310</text:p>
          </table:table-cell>
          <table:table-cell table:style-name="ce7" office:value-type="float" office:value="0.07531397" calcext:value-type="float">
            <text:p>0.07531397</text:p>
          </table:table-cell>
          <table:table-cell table:style-name="ce7" office:value-type="float" office:value="0.23265267" calcext:value-type="float">
            <text:p>0.23265267</text:p>
          </table:table-cell>
          <table:table-cell table:style-name="ce14" table:formula="of:=(([.G8]-[.F8])/[.F8])*100" office:value-type="float" office:value="208.910378778333" calcext:value-type="float">
            <text:p>208.910</text:p>
          </table:table-cell>
          <table:table-cell table:style-name="ce7" office:value-type="float" office:value="0.1798116" calcext:value-type="float">
            <text:p>0.1798116</text:p>
          </table:table-cell>
          <table:table-cell table:style-name="ce7" office:value-type="float" office:value="0.2976856" calcext:value-type="float">
            <text:p>0.2976856</text:p>
          </table:table-cell>
          <table:table-cell table:style-name="ce14" table:formula="of:=(([.J8]-[.I8])/[.I8])*100" office:value-type="float" office:value="65.5541689190242" calcext:value-type="float">
            <text:p>65.554</text:p>
          </table:table-cell>
          <table:table-cell table:style-name="ce12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12"/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4:14:10.97696159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anca Rius</meta:initial-creator>
    <meta:creation-date>2019-05-13T10:03:31.691497004</meta:creation-date>
    <dc:date>2020-02-28T15:43:38.510682559</dc:date>
    <dc:creator>Bianca Rius</dc:creator>
    <meta:editing-duration>PT10H57M37S</meta:editing-duration>
    <meta:editing-cycles>10</meta:editing-cycles>
    <meta:generator>LibreOffice/6.0.7.3$Linux_X86_64 LibreOffice_project/00m0$Build-3</meta:generator>
    <meta:document-statistic meta:table-count="1" meta:cell-count="78" meta:object-count="0"/>
  </office:meta>
</office:document-meta>
</file>